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draw:style-name="a381" draw:name="Imagen 6" svg:x="5.32374in" svg:y="1.3842in" svg:width="2.85865in" svg:height="1.15101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Imagen 8" svg:x="4.73732in" svg:y="2.5352in" svg:width="3.8587in" svg:height="1.0755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83" draw:master-page-name="Master1-Layout1-title-Diapositiva-de-título" presentation:presentation-page-layout-name="Master1-PPL1" draw:id="Slide-257"/>
      <draw:page draw:name="Slide3" draw:style-name="a384" draw:master-page-name="Master1-Layout1-title-Diapositiva-de-título" presentation:presentation-page-layout-name="Master1-PPL1" draw:id="Slide-258"/>
      <draw:page draw:name="Slide4" draw:style-name="a385" draw:master-page-name="Master1-Layout1-title-Diapositiva-de-título" presentation:presentation-page-layout-name="Master1-PPL1" draw:id="Slide-259"/>
      <draw:page draw:name="Slide5" draw:style-name="a386" draw:master-page-name="Master1-Layout1-title-Diapositiva-de-título" presentation:presentation-page-layout-name="Master1-PPL1" draw:id="Slide-26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ción de PowerPoint</dc:title>
    <meta:initial-creator>David Hernández López</meta:initial-creator>
    <dc:creator>David Hernández López</dc:creator>
    <meta:creation-date>2022-07-22T15:32:28Z</meta:creation-date>
    <dc:date>2022-07-22T16:25:32Z</dc:date>
    <meta:editing-cycles>1</meta:editing-cycles>
    <meta:editing-duration>PT3184S</meta:editing-duration>
    <meta:document-statistic meta:paragraph-count="0" meta:word-count="0"/>
  </office:meta>
</office:document-meta>
</file>